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a1a79" officeooo:paragraph-rsid="001a1a79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a1a79" officeooo:paragraph-rsid="001a1a79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D</text:p>
      <text:p text:style-name="P1"/>
      <text:p text:style-name="P2">#------------------------------------------------------------</text:p>
      <text:p text:style-name="P2"># <text:s text:c="7"/>Script MySQL.</text:p>
      <text:p text:style-name="P2">#------------------------------------------------------------</text:p>
      <text:p text:style-name="P2"/>
      <text:p text:style-name="P2"/>
      <text:p text:style-name="P2">#------------------------------------------------------------</text:p>
      <text:p text:style-name="P2"># Table: station</text:p>
      <text:p text:style-name="P2">#------------------------------------------------------------</text:p>
      <text:p text:style-name="P2"/>
      <text:p text:style-name="P2">CREATE TABLE station(</text:p>
      <text:p text:style-name="P2"><text:s text:c="8"/>id_station <text:s text:c="2"/>int (11) Auto_increment <text:s/>NOT NULL ,</text:p>
      <text:p text:style-name="P2"><text:s text:c="8"/>nom_station <text:s/>Varchar (50) NOT NULL ,</text:p>
      <text:p text:style-name="P2"><text:s text:c="8"/>nom__commune Varchar (100) NOT NULL ,</text:p>
      <text:p text:style-name="P2"><text:s text:c="8"/>id_relevee <text:s text:c="2"/>Int NOT NULL ,</text:p>
      <text:p text:style-name="P2"><text:s text:c="8"/>PRIMARY KEY (id_station )</text:p>
      <text:p text:style-name="P2">)ENGINE=InnoDB;</text:p>
      <text:p text:style-name="P2"/>
      <text:p text:style-name="P2"/>
      <text:p text:style-name="P2">#------------------------------------------------------------</text:p>
      <text:p text:style-name="P2"># Table: constante_relevée</text:p>
      <text:p text:style-name="P2">#------------------------------------------------------------</text:p>
      <text:p text:style-name="P2"/>
      <text:p text:style-name="P2">CREATE TABLE constante_relevee(</text:p>
      <text:p text:style-name="P2"><text:s text:c="8"/>id_relevee <text:s text:c="5"/>int (11) Auto_increment <text:s/>NOT NULL ,</text:p>
      <text:p text:style-name="P2"><text:s text:c="8"/>vitesse_du_vent Int NOT NULL ,</text:p>
      <text:p text:style-name="P2"><text:s text:c="8"/>temperature <text:s text:c="4"/>Int NOT NULL ,</text:p>
      <text:p text:style-name="P2"><text:s text:c="8"/>humidite <text:s text:c="7"/>Int NOT NULL ,</text:p>
      <text:p text:style-name="P2"><text:s text:c="8"/>pluviometrie <text:s text:c="3"/>Int ,</text:p>
      <text:p text:style-name="P2"><text:s text:c="8"/>date_du_jour <text:s text:c="3"/>Int NOT NULL ,</text:p>
      <text:p text:style-name="P2"><text:s text:c="8"/>journee <text:s text:c="8"/>Int NOT NULL ,</text:p>
      <text:p text:style-name="P2"><text:s text:c="8"/>semaine <text:s text:c="8"/>Int NOT NULL ,</text:p>
      <text:p text:style-name="P2"><text:s text:c="8"/>mois <text:s text:c="11"/>Int NOT NULL ,</text:p>
      <text:p text:style-name="P2"><text:s text:c="8"/>PRIMARY KEY (id_relevee )</text:p>
      <text:p text:style-name="P2">)ENGINE=InnoDB;</text:p>
      <text:p text:style-name="P2"/>
      <text:p text:style-name="P2">ALTER TABLE station ADD CONSTRAINT FK_station_id_relevee FOREIGN KEY (id_relevee) REFERENCES constante_relevee(id_releve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1:12:47.830000000</meta:creation-date>
    <dc:date>2018-03-06T11:14:49.113000000</dc:date>
    <meta:editing-duration>PT2M2S</meta:editing-duration>
    <meta:editing-cycles>1</meta:editing-cycles>
    <meta:document-statistic meta:table-count="0" meta:image-count="0" meta:object-count="0" meta:page-count="1" meta:paragraph-count="30" meta:word-count="112" meta:character-count="1238" meta:non-whitespace-character-count="973"/>
    <meta:generator>LibreOffice/5.3.7.2$Windows_X86_64 LibreOffice_project/6b8ed514a9f8b44d37a1b96673cbbdd077e24059</meta:generator>
  </office:meta>
</office:document-meta>
</file>